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CB000030F20000178E0978245C08EAD994.svm" manifest:media-type=""/>
  <manifest:file-entry manifest:full-path="Pictures/2000016500001A6B0000146EC9DC9169792BB3E5.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199cm" loext:contextual-spacing="false"/>
      <style:text-properties fo:language="sl" fo:country="SI" officeooo:rsid="00038e94" officeooo:paragraph-rsid="00038e94"/>
    </style:style>
    <style:style style:name="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18aaee" officeooo:paragraph-rsid="0018aaee" style:font-size-asian="16pt" style:font-weight-asian="bold" style:font-name-complex="Arial" style:font-weight-complex="bold"/>
    </style:style>
    <style:style style:name="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P5" style:family="paragraph" style:parent-style-name="Standard">
      <style:text-properties fo:language="sl" fo:country="SI" officeooo:rsid="00019794" officeooo:paragraph-rsid="000adb72"/>
    </style:style>
    <style:style style:name="P6" style:family="paragraph" style:parent-style-name="Standard">
      <style:paragraph-properties fo:line-height="110%"/>
      <style:text-properties fo:language="sl" fo:country="SI" style:text-underline-style="solid" style:text-underline-width="auto" style:text-underline-color="font-color" fo:font-weight="bold" officeooo:rsid="0004acc7" officeooo:paragraph-rsid="0007c388" style:font-weight-asian="bold" style:font-weight-complex="bold"/>
    </style:style>
    <style:style style:name="P7" style:family="paragraph" style:parent-style-name="Standard">
      <style:text-properties fo:language="sl" fo:country="SI" style:text-underline-style="solid" style:text-underline-width="auto" style:text-underline-color="font-color" fo:font-weight="bold" officeooo:rsid="0004acc7" officeooo:paragraph-rsid="0004acc7" style:font-weight-asian="bold" style:font-weight-complex="bold"/>
    </style:style>
    <style:style style:name="P8" style:family="paragraph" style:parent-style-name="Standard">
      <style:text-properties fo:language="sl" fo:country="SI" style:text-underline-style="solid" style:text-underline-width="auto" style:text-underline-color="font-color" fo:font-weight="bold" officeooo:rsid="000e349b" officeooo:paragraph-rsid="000e349b" style:font-weight-asian="bold" style:font-weight-complex="bold"/>
    </style:style>
    <style:style style:name="P9" style:family="paragraph" style:parent-style-name="Standard">
      <style:paragraph-properties fo:line-height="110%"/>
      <style:text-properties fo:language="sl" fo:country="SI" style:text-underline-style="solid" style:text-underline-width="auto" style:text-underline-color="font-color" fo:font-weight="bold" officeooo:rsid="001a7a06" officeooo:paragraph-rsid="001a7a06" style:font-weight-asian="bold" style:font-weight-complex="bold"/>
    </style:style>
    <style:style style:name="P10" style:family="paragraph" style:parent-style-name="Standard">
      <style:text-properties fo:language="sl" fo:country="SI" style:text-underline-style="solid" style:text-underline-width="auto" style:text-underline-color="font-color" fo:font-weight="bold" officeooo:rsid="000adb72" officeooo:paragraph-rsid="000adb72" style:font-weight-asian="bold" style:font-weight-complex="bold"/>
    </style:style>
    <style:style style:name="P11" style:family="paragraph" style:parent-style-name="Standard">
      <style:text-properties fo:language="sl" fo:country="SI" style:text-underline-style="none" fo:font-weight="normal" officeooo:rsid="0004acc7" officeooo:paragraph-rsid="0004acc7" style:font-weight-asian="normal" style:font-weight-complex="normal"/>
    </style:style>
    <style:style style:name="P12" style:family="paragraph" style:parent-style-name="Standard">
      <style:text-properties fo:language="sl" fo:country="SI" style:text-underline-style="none" fo:font-weight="normal" officeooo:rsid="000adb72" officeooo:paragraph-rsid="000adb72" style:font-weight-asian="normal" style:font-weight-complex="normal"/>
    </style:style>
    <style:style style:name="P13" style:family="paragraph" style:parent-style-name="Standard">
      <style:text-properties fo:language="sl" fo:country="SI" style:text-underline-style="none" fo:font-weight="normal" officeooo:rsid="000e349b" officeooo:paragraph-rsid="000e349b" style:font-weight-asian="normal" style:font-weight-complex="normal"/>
    </style:style>
    <style:style style:name="P14" style:family="paragraph" style:parent-style-name="Standard">
      <style:text-properties fo:language="sl" fo:country="SI" style:text-underline-style="none" fo:font-weight="normal" officeooo:rsid="000e349b" officeooo:paragraph-rsid="001ec2bd" style:font-weight-asian="normal" style:font-weight-complex="normal"/>
    </style:style>
    <style:style style:name="P15" style:family="paragraph" style:parent-style-name="Standard">
      <style:text-properties fo:language="sl" fo:country="SI" style:text-underline-style="none" fo:font-weight="normal" officeooo:rsid="0011a61d" officeooo:paragraph-rsid="0011a61d" style:font-weight-asian="normal" style:font-weight-complex="normal"/>
    </style:style>
    <style:style style:name="P16" style:family="paragraph" style:parent-style-name="Standard">
      <style:text-properties fo:language="sl" fo:country="SI" officeooo:rsid="000cd0ab" officeooo:paragraph-rsid="000cd0ab"/>
    </style:style>
    <style:style style:name="P17" style:family="paragraph" style:parent-style-name="Standard">
      <style:text-properties fo:language="sl" fo:country="SI" officeooo:rsid="000cd0ab" officeooo:paragraph-rsid="00303e09"/>
    </style:style>
    <style:style style:name="P18" style:family="paragraph" style:parent-style-name="Standard">
      <style:paragraph-properties fo:line-height="110%"/>
      <style:text-properties fo:language="sl" fo:country="SI" fo:font-style="normal" style:text-underline-style="none" fo:font-weight="normal" officeooo:rsid="000a17d4" officeooo:paragraph-rsid="0007c388" style:font-style-asian="normal" style:font-weight-asian="normal" style:font-style-complex="normal" style:font-weight-complex="normal"/>
    </style:style>
    <style:style style:name="P19" style:family="paragraph" style:parent-style-name="Standard">
      <style:text-properties fo:language="sl" fo:country="SI" fo:font-style="normal" style:text-underline-style="none" fo:font-weight="normal" officeooo:rsid="0011a61d" officeooo:paragraph-rsid="0011a61d" style:font-style-asian="normal" style:font-weight-asian="normal" style:font-style-complex="normal" style:font-weight-complex="normal"/>
    </style:style>
    <style:style style:name="P20" style:family="paragraph" style:parent-style-name="Standard">
      <style:text-properties fo:language="sl" fo:country="SI" fo:font-style="normal" style:text-underline-style="none" fo:font-weight="normal" officeooo:rsid="001e1f59" officeooo:paragraph-rsid="001e1f59" style:font-style-asian="normal" style:font-weight-asian="normal" style:font-style-complex="normal" style:font-weight-complex="normal"/>
    </style:style>
    <style:style style:name="P21" style:family="paragraph" style:parent-style-name="Standard">
      <style:text-properties fo:language="sl" fo:country="SI" fo:font-style="normal" style:text-underline-style="none" fo:font-weight="normal" officeooo:rsid="0020748d" officeooo:paragraph-rsid="0020748d" style:font-style-asian="normal" style:font-weight-asian="normal" style:font-style-complex="normal" style:font-weight-complex="normal"/>
    </style:style>
    <style:style style:name="P22" style:family="paragraph" style:parent-style-name="Standard">
      <style:text-properties fo:language="sl" fo:country="SI" fo:font-style="normal" style:text-underline-style="none" fo:font-weight="normal" officeooo:rsid="00218d76" officeooo:paragraph-rsid="00218d76" style:font-style-asian="normal" style:font-weight-asian="normal" style:font-style-complex="normal" style:font-weight-complex="normal"/>
    </style:style>
    <style:style style:name="P23" style:family="paragraph" style:parent-style-name="Standard">
      <style:text-properties fo:language="sl" fo:country="SI" fo:font-style="normal" officeooo:rsid="000cd0ab" officeooo:paragraph-rsid="000cd0ab" style:font-style-asian="normal" style:font-style-complex="normal"/>
    </style:style>
    <style:style style:name="P24" style:family="paragraph" style:parent-style-name="Standard">
      <style:text-properties fo:language="sl" fo:country="SI" fo:font-style="normal" fo:font-weight="normal" officeooo:rsid="000cd0ab" officeooo:paragraph-rsid="000cd0ab" style:font-style-asian="normal" style:font-weight-asian="normal" style:font-style-complex="normal" style:font-weight-complex="normal"/>
    </style:style>
    <style:style style:name="P25" style:family="paragraph" style:parent-style-name="Standard">
      <style:text-properties fo:language="sl" fo:country="SI" fo:font-style="normal" style:text-underline-style="solid" style:text-underline-width="auto" style:text-underline-color="font-color" fo:font-weight="bold" officeooo:rsid="0011a61d" officeooo:paragraph-rsid="001ec2bd" style:font-style-asian="normal" style:font-weight-asian="bold" style:font-style-complex="normal" style:font-weight-complex="bold"/>
    </style:style>
    <style:style style:name="P26" style:family="paragraph" style:parent-style-name="Standard">
      <style:paragraph-properties fo:line-height="110%"/>
      <style:text-properties fo:language="sl" fo:country="SI" officeooo:rsid="0004acc7" officeooo:paragraph-rsid="0007c388"/>
    </style:style>
    <style:style style:name="P27" style:family="paragraph" style:parent-style-name="Standard">
      <style:text-properties fo:language="sl" fo:country="SI" officeooo:rsid="000adb72" officeooo:paragraph-rsid="000adb72"/>
    </style:style>
    <style:style style:name="P28" style:family="paragraph" style:parent-style-name="Standard">
      <style:text-properties fo:language="sl" fo:country="SI" officeooo:rsid="0046c161" officeooo:paragraph-rsid="00303e09"/>
    </style:style>
    <style:style style:name="P29" style:family="paragraph" style:parent-style-name="Slika">
      <style:text-properties fo:language="sl" fo:country="SI"/>
    </style:style>
    <style:style style:name="P30" style:family="paragraph" style:parent-style-name="Standard" style:list-style-name="L1">
      <style:text-properties fo:language="sl" fo:country="SI" style:text-underline-style="none" fo:font-weight="normal" officeooo:rsid="0030e864" officeooo:paragraph-rsid="00306430" style:font-weight-asian="normal" style:font-weight-complex="normal"/>
    </style:style>
    <style:style style:name="P31" style:family="paragraph" style:parent-style-name="Standard" style:list-style-name="L1">
      <style:text-properties fo:language="sl" fo:country="SI" style:text-underline-style="none" fo:font-weight="normal" officeooo:rsid="00313358" officeooo:paragraph-rsid="002cdfc3" style:font-weight-asian="normal" style:font-weight-complex="normal"/>
    </style:style>
    <style:style style:name="P32" style:family="paragraph" style:parent-style-name="Standard" style:list-style-name="L1">
      <style:text-properties fo:language="sl" fo:country="SI" style:text-underline-style="none" fo:font-weight="normal" officeooo:rsid="000faed6" officeooo:paragraph-rsid="002cdfc3" style:font-weight-asian="normal" style:font-weight-complex="normal"/>
    </style:style>
    <style:style style:name="P33" style:family="paragraph" style:parent-style-name="Standard" style:list-style-name="L1">
      <style:text-properties fo:language="sl" fo:country="SI" style:text-underline-style="none" fo:font-weight="normal" officeooo:rsid="0011a61d" officeooo:paragraph-rsid="0011a61d" style:font-weight-asian="normal" style:font-weight-complex="normal"/>
    </style:style>
    <style:style style:name="P34" style:family="paragraph" style:parent-style-name="Standard" style:list-style-name="L1">
      <style:text-properties fo:language="sl" fo:country="SI" fo:font-style="normal" style:text-underline-style="none" fo:font-weight="normal" officeooo:rsid="00229800" officeooo:paragraph-rsid="00229800" style:font-style-asian="normal" style:font-weight-asian="normal" style:font-style-complex="normal" style:font-weight-complex="normal"/>
    </style:style>
    <style:style style:name="P35" style:family="paragraph" style:parent-style-name="Standard" style:list-style-name="L1">
      <style:text-properties fo:language="sl" fo:country="SI" fo:font-style="normal" style:text-underline-style="none" fo:font-weight="normal" officeooo:rsid="00229800" officeooo:paragraph-rsid="002821a8" style:font-style-asian="normal" style:font-weight-asian="normal" style:font-style-complex="normal" style:font-weight-complex="normal"/>
    </style:style>
    <style:style style:name="P36" style:family="paragraph" style:parent-style-name="Standard" style:list-style-name="L1">
      <style:text-properties fo:language="sl" fo:country="SI" fo:font-style="normal" style:text-underline-style="none" fo:font-weight="normal" officeooo:rsid="0046c161" officeooo:paragraph-rsid="002e767c" style:font-style-asian="normal" style:font-weight-asian="normal" style:font-style-complex="normal" style:font-weight-complex="normal"/>
    </style:style>
    <style:style style:name="T1" style:family="text">
      <style:text-properties officeooo:rsid="0019628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0a17d4"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0a17d4"/>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c6506"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821a8" style:font-weight-asian="bold" style:font-weight-complex="bold"/>
    </style:style>
    <style:style style:name="T14" style:family="text">
      <style:text-properties officeooo:rsid="00270fbc"/>
    </style:style>
    <style:style style:name="T15" style:family="text">
      <style:text-properties officeooo:rsid="002821a8"/>
    </style:style>
    <style:style style:name="T16" style:family="text">
      <style:text-properties officeooo:rsid="00327063"/>
    </style:style>
    <style:style style:name="T17" style:family="text">
      <style:text-properties officeooo:rsid="00313358"/>
    </style:style>
    <style:style style:name="T18" style:family="text">
      <style:text-properties officeooo:rsid="0048b072"/>
    </style:style>
    <style:style style:name="T19" style:family="text">
      <style:text-properties officeooo:rsid="002f086e"/>
    </style:style>
    <style:style style:name="T20" style:family="text">
      <style:text-properties officeooo:rsid="004e7254"/>
    </style:style>
    <style:style style:name="T21" style:family="text">
      <style:text-properties officeooo:rsid="0030e24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6"><text:span text:style-name="T9">Cilj vaje:</text:span><text:span text:style-name="T5"> </text:span></text:p>
      <text:p text:style-name="P6"/>
      <text:p text:style-name="P9"><text:span text:style-name="T6">P</text:span><text:span text:style-name="T5">omerite frekvenčno karakteristiko RLC člena. Vhod v RLC člen je sinusna napetost, ki je modulirana s PWM modulom. Izhod pa je napetost na kondenzatorju RLC člena.</text:span></text:p>
      <text:p text:style-name="P18"/>
      <text:p text:style-name="P7"><text:span text:style-name="T8">Opis sistema</text:span>:<text:span text:style-name="T5"> </text:span></text:p>
      <text:p text:style-name="P11"/>
      <text:p text:style-name="P27"><text:span text:style-name="T10">Sistem je sestavljen iz dveh tiskanih vezji. Na prvem se nahaja mikrokrmilnik TMS320F28069 s pripadajočim vmesnikom za povezavo z osebnim računalnikom. Na drugem pa se nahaja ojačevalnik, ki tokovno ojača PWM izhod mikrokrmilnika, RLC vezje in meritev napetosti na kondenzatorju RLC vezja ter meritev toka skozi dušilko RLC vezja. Meritev toka in napetosti je pripeljana na analogna vhoda mikrokrmilnika. </text:span><text:span text:style-name="T11">Shema sistema je prikazana na sliki </text:span><text:span text:style-name="T11"><text:sequence-ref text:reference-format="value" text:ref-name="refSlika0">1</text:sequence-ref></text:span><text:span text:style-name="T11">.</text:span></text:p>
      <text:p text:style-name="P27"/>
      <text:p text:style-name="P27"><draw:frame draw:style-name="fr1" draw:name="Frame1" text:anchor-type="paragraph" svg:width="12.531cm" draw:z-index="2"><draw:text-box fo:min-height="6.031cm"><text:p text:style-name="Slika"><draw:frame draw:style-name="fr2" draw:name="Image1" text:anchor-type="paragraph" svg:width="12.531cm" svg:height="6.031cm" style:rel-height="scale" draw:z-index="3"><draw:image xlink:href="Pictures/200000CB000030F20000178E0978245C08EAD994.svm" xlink:type="simple" xlink:show="embed" xlink:actuate="onLoad"/></draw:frame>Slika <text:sequence text:ref-name="refSlika0" text:name="Slika" text:formula="ooow:Slika+1" style:num-format="1">1</text:sequence>: Shema sistema za meritev frekvenčne karakteristike RLC vezja</text:p></draw:text-box></draw:frame></text:p>
      <text:p text:style-name="P28">Predloga programa se nahaja na Git repozitoriju na: <text:a xlink:type="simple" xlink:href="https://github.com/DP2vaje/DP2_reg_napredno" text:style-name="Internet_20_link" text:visited-style-name="Visited_20_Internet_20_Link"><text:span text:style-name="T20">https://github.com/DP2vaje/DP2_reg_napredno.git</text:span></text:a></text:p>
      <text:p text:style-name="P17"/>
      <text:p text:style-name="P17">Predloga programa je v grobem sestavljena iz treh modulov (slika <text:sequence-ref text:reference-format="value" text:ref-name="refSlika1">2</text:sequence-ref>). </text:p>
      <text:p text:style-name="P16"/>
      <text:p text:style-name="P16">V datoteki <text:span text:style-name="T2">main.c</text:span><text:span text:style-name="T4"> se nahaja funkcija </text:span><text:span text:style-name="T2">main()</text:span><text:span text:style-name="T4">, v kateri se izvede:</text:span></text:p>
      <text:p text:style-name="P23">- inicializacija mikrokrmilnika</text:p>
      <text:p text:style-name="P23">- inicializacija AD pretvornika</text:p>
      <text:p text:style-name="P23">- inicializacija PWM modula</text:p>
      <text:p text:style-name="P23">- inicializacija prekinitvene funkcije</text:p>
      <text:p text:style-name="P23">- požene časovnik PWM modula, ki tudi proži prekinitev in AD pretvorbo</text:p>
      <text:p text:style-name="P5"/>
      <text:p text:style-name="P16">V datoteki <text:span text:style-name="T2">BACK_loop.c</text:span><text:span text:style-name="T4"> se nahaja funkcija </text:span><text:span text:style-name="T2">BACK_loop()</text:span><text:span text:style-name="T4"> v kateri je neskončna zanka, ki se izvaja potem ko se zaključi inicializacija.</text:span></text:p>
      <text:p text:style-name="P16"/>
      <text:p text:style-name="P16"><text:soft-page-break/><text:span text:style-name="T4">V datoteki </text:span><text:span text:style-name="T2">PER_int.c</text:span><text:span text:style-name="T4"> pa se nahajata dve funkciji. Funkcija </text:span><text:span text:style-name="T3">PER_int_setup()</text:span><text:span text:style-name="T7"> izvede:</text:span></text:p>
      <text:p text:style-name="P24">- inicializacijo registrov potrebnih za izvajanje prekinitve</text:p>
      <text:p text:style-name="P24">- inicializacijo podatkovnih strukture, ki so v uporabi v prekinitvi</text:p>
      <text:p text:style-name="P16"/>
      <text:p text:style-name="P16">Prekinitvena funkcija <text:span text:style-name="T2">PER_int()</text:span><text:span text:style-name="T4"> pa se izvaja periodično s taktom 40 kHz. V njej:</text:span></text:p>
      <text:p text:style-name="P23">- se prebereta rezultata AD pretvorbe</text:p>
      <text:p text:style-name="P23">- prvo sekundo (40000 vzorcev) se izvede kalibracija preostale napetosti za rezultat AD pretvorbe iz tokovne sonde</text:p>
      <text:p text:style-name="P23">- se preračuna rezultat AD <text:s/>pretvorbe</text:p>
      <text:p text:style-name="P23"/>
      <text:p text:style-name="P10"><draw:frame draw:style-name="fr1" draw:name="Frame2" text:anchor-type="paragraph" svg:width="6.763cm" draw:z-index="0"><draw:text-box fo:min-height="5.23cm"><text:p text:style-name="P29"><draw:frame draw:style-name="fr2" draw:name="Image2" text:anchor-type="paragraph" svg:width="6.763cm" svg:height="5.23cm" style:rel-height="scale" draw:z-index="1"><draw:image xlink:href="Pictures/2000016500001A6B0000146EC9DC9169792BB3E5.svm" xlink:type="simple" xlink:show="embed" xlink:actuate="onLoad"/></draw:frame>Slika <text:sequence text:ref-name="refSlika1" text:name="Slika" text:formula="ooow:Slika+1" style:num-format="1">2</text:sequence>: Shema izvajanja programa</text:p></draw:text-box></draw:frame>Predlagan potek:</text:p>
      <text:p text:style-name="P12"/>
      <text:list xml:id="list1432600032895934002" text:style-name="L1">
        <text:list-item>
          <text:p text:style-name="P30">Iz GitHub-a sklonirajte repozitorij v <text:span text:style-name="T17">izbrano mapo. Ustvarite in preklopite na novo vejo (Branch).</text:span></text:p>
        </text:list-item>
        <text:list-item>
          <text:p text:style-name="P31">Razvojno okolje poženite v izbrani mapi.</text:p>
        </text:list-item>
        <text:list-item>
          <text:p text:style-name="P32"><text:span text:style-name="T21">Uvozite projekt.</text:span></text:p>
        </text:list-item>
        <text:list-item>
          <text:p text:style-name="P33"><text:span text:style-name="T4">Preverite osnovno delovanje sistema tako da ročno spreminjate vklopno razmerje (</text:span><text:span text:style-name="T2">duty</text:span><text:span text:style-name="T4">). Napetost na kondenzatorju (</text:span><text:span text:style-name="T2">napetost</text:span><text:span text:style-name="T4">) bi morala ustrezno slediti vklopnemu razmerju.</text:span></text:p>
        </text:list-item>
        <text:list-item>
          <text:p text:style-name="P34">Vzpostavite sinusno vzbujanje RLC člena z znano frekvenco (e.g. 50 Hz).</text:p>
        </text:list-item>
        <text:list-item>
          <text:p text:style-name="P34">Pomerite amplitudo <text:span text:style-name="T12">izmenične</text:span> komponente napetosti na kondenzatorju RLC člena.</text:p>
        </text:list-item>
        <text:list-item>
          <text:p text:style-name="P35">Pomerite fazni premik med <text:span text:style-name="T12">izmeničn</text:span><text:span text:style-name="T13">o</text:span><text:span text:style-name="T12"> </text:span><text:span text:style-name="T15">komponento </text:span>vzbujaln<text:span text:style-name="T15">ega</text:span> signal<text:span text:style-name="T15">a</text:span> in <text:span text:style-name="T12">izmenično</text:span> komponento napetosti na kondenzatorju RLC člena.</text:p>
        </text:list-item>
        <text:list-item>
          <text:p text:style-name="P34">Vzpostavite sistem, ki bo avtomatsko ponavljal korake 6-8 in pri tem spreminjal frekvenco ter shranjeval podatke v ustrezno podatkovno strukturo.</text:p>
        </text:list-item>
        <text:list-item>
          <text:p text:style-name="P36">Končno verzijo programa <text:span text:style-name="T18">p</text:span>ošljite na GitHub.</text:p>
        </text:list-item>
      </text:list>
      <text:p text:style-name="P19"/>
      <text:p text:style-name="P8">Zahteve:</text:p>
      <text:p text:style-name="P13"/>
      <text:p text:style-name="P21">Vklopno razmerje naj se spreminja sinusno med <text:span text:style-name="T19">-0.5 in +0.5.</text:span></text:p>
      <text:p text:style-name="P22">Frekvenčno karakteristiko pomerite med 50 Hz in <text:span text:style-name="T14">2</text:span>000 Hz s korakom 50 Hz.</text:p>
      <text:p text:style-name="P14"/>
      <text:p text:style-name="P25"><text:soft-page-break/>Rezultati:</text:p>
      <text:p text:style-name="P15"/>
      <text:p text:style-name="P20">Kakšna je resonančna frekvenca RLC člena?</text:p>
      <text:p text:style-name="P20"/>
      <text:p text:style-name="P20">Izrišite Bodejev diagram frekvenčne karakterist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l" fo:country="SI"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l" fo:country="SI"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lik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99cm" loext:contextual-spacing="false"/>
      <style:text-properties fo:language="sl" fo:country="SI" officeooo:rsid="00038e94" officeooo:paragraph-rsid="00038e94"/>
    </style:style>
    <style:style style:name="M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M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18aaee" officeooo:paragraph-rsid="0018aaee" style:font-size-asian="16pt" style:font-weight-asian="bold" style:font-name-complex="Arial" style:font-weight-complex="bold"/>
    </style:style>
    <style:style style:name="M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MT1" style:family="text">
      <style:text-properties officeooo:rsid="0030e249"/>
    </style:style>
    <style:style style:name="MT2" style:family="text">
      <style:text-properties officeooo:rsid="0019628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GITALNO PROCESIRANJE V MEHATRONIKI II</text:p>
        <text:p text:style-name="MP2"/>
        <text:p text:style-name="MP3"><text:span text:style-name="MT1">Vaja 5: </text:span>Meritev frekvenč<text:span text:style-name="MT2">n</text:span>e karakteristike RLC člena</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6M6S</meta:editing-duration>
    <meta:editing-cycles>43</meta:editing-cycles>
    <meta:generator>LibreOffice/5.1.5.2$Windows_x86 LibreOffice_project/7a864d8825610a8c07cfc3bc01dd4fce6a9447e5</meta:generator>
    <dc:date>2016-11-09T11:13:16.703000000</dc:date>
    <meta:document-statistic meta:table-count="0" meta:image-count="2" meta:object-count="0" meta:page-count="3" meta:paragraph-count="40" meta:word-count="423" meta:character-count="2925" meta:non-whitespace-character-count="2547"/>
    <meta:user-defined meta:name="Info 1"/>
    <meta:user-defined meta:name="Info 2"/>
    <meta:user-defined meta:name="Info 3"/>
    <meta:user-defined meta:name="Info 4"/>
  </office:meta>
</office:document-meta>
</file>